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6cb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6cb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6cb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6cb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6cb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6cb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6cb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6cb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6cb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6cb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6cb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6cb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6cb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6cb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6cb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6cb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6cb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riselvis Maria Idrogo Moren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6/2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909089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Elvis Moisès Idrogo Abreù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92635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1.834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5" meta:non-whitespace-character-count="1006"/>
    <meta:template xlink:type="simple" xlink:actuate="onRequest" xlink:title="Normal" xlink:href=""/>
  </office:meta>
</office:document-meta>
</file>